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cky Charms</text:p>
      <text:p text:style-name="Standard">============</text:p>
      <text:p text:style-name="Standard"/>
      <text:p text:style-name="Standard">Bessie has a lovely charm bracelet whose length is L (4 &lt;= L &lt;=</text:p>
      <text:p text:style-name="Standard">32,768) mm. <text:s/>Hanging from this bracelet are C (1 &lt;= C &lt;= 512) charms,</text:p>
      <text:p text:style-name="Standard">each at a unique integer distance from the bracelet's left side.</text:p>
      <text:p text:style-name="Standard">Charm i dangles on the end of a string whose length is S_i mm (1</text:p>
      <text:p text:style-name="Standard">&lt;= S_i &lt;= 25) and which is located P_i (0 &lt;= P_i &lt;= L) mm from the</text:p>
      <text:p text:style-name="Standard">bracelet's left side.</text:p>
      <text:p text:style-name="Standard"/>
      <text:p text:style-name="Standard">Margaret snatches the bracelet from Bessie and nails it (with a</text:p>
      <text:p text:style-name="Standard">zero-width nail) to a fencepost. The nail is located N mm (1 &lt;= N</text:p>
      <text:p text:style-name="Standard">&lt;= L-1) from the left side of the bracelet, and the bracelet itself</text:p>
      <text:p text:style-name="Standard">thus hangs left and right of the nail, with gravity pulling the</text:p>
      <text:p text:style-name="Standard">bracelet and charms straight down.</text:p>
      <text:p text:style-name="Standard"/>
      <text:p text:style-name="Standard">Bessie is curious: How far is each charm from the nail in the fencepost?</text:p>
      <text:p text:style-name="Standard"/>
      <text:p text:style-name="Standard">By way of example, consider a bracelet of length 16 mm with three</text:p>
      <text:p text:style-name="Standard">charms. The schematic diagram below shows + signs which are each</text:p>
      <text:p text:style-name="Standard">separated by 1 mm and vertical bars which each represent 1mm of an</text:p>
      <text:p text:style-name="Standard">attached string. The charms are defined to be 4, 7, and 3 mm from</text:p>
      <text:p text:style-name="Standard">the bracelet.</text:p>
      <text:p text:style-name="Standard"><text:s text:c="4"/></text:p>
      <text:p text:style-name="Standard"><text:s text:c="24"/>1 1 1 1 1 1 1</text:p>
      <text:p text:style-name="Standard"><text:s text:c="4"/>0 1 2 3 4 5 6 7 8 9 0 1 2 3 4 5 6</text:p>
      <text:p text:style-name="Standard"><text:s text:c="4"/>+-+-+-+-+-+-+-+-+-+-+-+-+-+-+-+-+</text:p>
      <text:p text:style-name="Standard"><text:s text:c="12"/>| <text:s text:c="8"/>| <text:s text:c="12"/>|</text:p>
      <text:p text:style-name="Standard"><text:s text:c="12"/>| <text:s text:c="8"/>| <text:s text:c="12"/>|</text:p>
      <text:p text:style-name="Standard"><text:s text:c="12"/>| <text:s text:c="8"/>| <text:s text:c="12"/>*</text:p>
      <text:p text:style-name="Standard"><text:s text:c="12"/>* <text:s text:c="8"/>|</text:p>
      <text:p text:style-name="Standard"><text:s text:c="22"/>|</text:p>
      <text:p text:style-name="Standard"><text:s text:c="22"/>|</text:p>
      <text:p text:style-name="Standard"><text:s text:c="22"/>*</text:p>
      <text:p text:style-name="Standard"/>
      <text:p text:style-name="Standard">When the charm is nailed to the fencepost with the nail at location</text:p>
      <text:p text:style-name="Standard">5, it droops like this (please ignore the left-right spread which</text:p>
      <text:p text:style-name="Standard">is shown for clarity):</text:p>
      <text:p text:style-name="Standard"/>
      <text:p text:style-name="Standard">Droop <text:s/>Bracelet <text:s text:c="8"/>Bracelet</text:p>
      <text:p text:style-name="Standard">dist. <text:s/>location <text:s text:c="8"/>location </text:p>
      <text:p text:style-name="Standard"><text:s text:c="2"/>0 <text:s text:c="5"/>5 <text:s text:c="8"/>+ <text:s text:c="7"/>5 <text:s text:c="3"/>&lt;---- nail is here</text:p>
      <text:p text:style-name="Standard"><text:s text:c="2"/>1 <text:s text:c="5"/>4 <text:s text:c="7"/>+ + <text:s text:c="6"/>6</text:p>
      <text:p text:style-name="Standard"><text:s text:c="2"/>2 <text:s text:c="5"/>3 <text:s text:c="5"/>| + + <text:s text:c="6"/>7</text:p>
      <text:p text:style-name="Standard"><text:s text:c="2"/>3 <text:s text:c="5"/>2 <text:s text:c="5"/>| + + <text:s text:c="6"/>8 <text:s text:c="13"/>D</text:p>
      <text:p text:style-name="Standard"><text:s text:c="2"/>4 <text:s text:c="5"/>1 <text:s text:c="5"/>| + + <text:s text:c="6"/>9 <text:s text:c="13"/>O</text:p>
      <text:p text:style-name="Standard"><text:s text:c="2"/>5 <text:s text:c="5"/>0 <text:s text:c="5"/>* + + | <text:s text:c="3"/>10 <text:s text:c="13"/>W</text:p>
      <text:p text:style-name="Standard"><text:s text:c="2"/>6 <text:s text:c="16"/>+ | <text:s text:c="3"/>11 <text:s text:c="13"/>N</text:p>
      <text:p text:style-name="Standard"><text:s text:c="2"/>7 <text:s text:c="16"/>+ | <text:s text:c="3"/>12 <text:s text:c="13"/>|</text:p>
      <text:p text:style-name="Standard"><text:soft-page-break/><text:s text:c="2"/>8 <text:s text:c="16"/>+ | <text:s text:c="3"/>13 <text:s text:c="13"/>|</text:p>
      <text:p text:style-name="Standard"><text:s text:c="2"/>9 <text:s text:c="16"/>+ | <text:s text:c="3"/>14 <text:s text:c="13"/>V</text:p>
      <text:p text:style-name="Standard"><text:s/>10 <text:s text:c="16"/>+ | <text:s text:c="3"/>15</text:p>
      <text:p text:style-name="Standard"><text:s/>11 <text:s text:c="16"/>+ * <text:s text:c="3"/>16</text:p>
      <text:p text:style-name="Standard"><text:s/>12 <text:s text:c="20"/>|</text:p>
      <text:p text:style-name="Standard"><text:s/>13 <text:s text:c="20"/>|</text:p>
      <text:p text:style-name="Standard"><text:s/>14 <text:s text:c="20"/>*</text:p>
      <text:p text:style-name="Standard"/>
      <text:p text:style-name="Standard">As you can see, the first charm droops down 5 mm from the nail; the</text:p>
      <text:p text:style-name="Standard">second charm droops to 11 mm and the third charm all the way down</text:p>
      <text:p text:style-name="Standard">to 14 mm from the nail.</text:p>
      <text:p text:style-name="Standard"/>
      <text:p text:style-name="Standard">Calculate the charm droop distance for each charm given.</text:p>
      <text:p text:style-name="Standard"/>
      <text:p text:style-name="Standard">PROBLEM NAME: charms</text:p>
      <text:p text:style-name="Standard"/>
      <text:p text:style-name="Standard">INPUT FORMAT:</text:p>
      <text:p text:style-name="Standard"/>
      <text:p text:style-name="Standard">* Line 1: Three space-separated integers: L, C, and N</text:p>
      <text:p text:style-name="Standard"/>
      <text:p text:style-name="Standard">* Lines 2..C+1: Line i+1 describes charm i with two space-separated</text:p>
      <text:p text:style-name="Standard"><text:s text:c="8"/>integers: S_i and P_i</text:p>
      <text:p text:style-name="Standard"/>
      <text:p text:style-name="Standard">SAMPLE INPUT:</text:p>
      <text:p text:style-name="Standard"/>
      <text:p text:style-name="Standard">16 3 5</text:p>
      <text:p text:style-name="Standard">4 4</text:p>
      <text:p text:style-name="Standard">7 9</text:p>
      <text:p text:style-name="Standard">3 16</text:p>
      <text:p text:style-name="Standard"/>
      <text:p text:style-name="Standard">OUTPUT FORMAT:</text:p>
      <text:p text:style-name="Standard"/>
      <text:p text:style-name="Standard">* Lines 1..C: Line i contains the distance from charm i to the nail</text:p>
      <text:p text:style-name="Standard"/>
      <text:p text:style-name="Standard">SAMPLE OUTPUT:</text:p>
      <text:p text:style-name="Standard"/>
      <text:p text:style-name="Standard">5</text:p>
      <text:p text:style-name="Standard">11</text:p>
      <text:p text:style-name="Standard">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8:52:52.520000000</meta:creation-date>
    <meta:print-date>2022-03-21T08:53:12.467000000</meta:print-date>
    <dc:date>2022-03-22T02:26:50.794000000</dc:date>
    <meta:editing-duration>PT12H55M34S</meta:editing-duration>
    <meta:editing-cycles>1</meta:editing-cycles>
    <meta:document-statistic meta:table-count="0" meta:image-count="0" meta:object-count="0" meta:page-count="2" meta:paragraph-count="70" meta:word-count="453" meta:character-count="2617" meta:non-whitespace-character-count="1595"/>
    <meta:generator>LibreOffice/5.4.6.2$Windows_X86_64 LibreOffice_project/4014ce260a04f1026ba855d3b8d91541c224eab8</meta:generator>
  </office:meta>
</office:document-meta>
</file>